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1add9" officeooo:paragraph-rsid="0011add9" style:font-weight-asian="bold" style:font-weight-complex="bold"/>
    </style:style>
    <style:style style:name="P2" style:family="paragraph" style:parent-style-name="Standard">
      <style:paragraph-properties fo:text-align="start" style:justify-single-word="false"/>
      <style:text-properties fo:font-size="12pt" fo:font-weight="bold" officeooo:rsid="00138db9" officeooo:paragraph-rsid="00138db9" style:font-weight-asian="bold" style:font-weight-complex="bold"/>
    </style:style>
    <style:style style:name="P3" style:family="paragraph" style:parent-style-name="Standard">
      <style:paragraph-properties fo:text-align="start" style:justify-single-word="false"/>
      <style:text-properties fo:font-size="12pt" fo:font-weight="bold" officeooo:rsid="00152fa2" officeooo:paragraph-rsid="00152fa2" style:font-weight-asian="bold" style:font-weight-complex="bold"/>
    </style:style>
    <style:style style:name="P4" style:family="paragraph" style:parent-style-name="Standard">
      <style:paragraph-properties fo:text-align="start" style:justify-single-word="false"/>
      <style:text-properties fo:font-size="12pt" fo:font-weight="bold" officeooo:rsid="00154d6c" officeooo:paragraph-rsid="00154d6c" style:font-weight-asian="bold" style:font-weight-complex="bold"/>
    </style:style>
    <style:style style:name="P5" style:family="paragraph" style:parent-style-name="Standard" style:list-style-name="L2">
      <style:paragraph-properties fo:text-align="start" style:justify-single-word="false"/>
      <style:text-properties fo:font-size="12pt" fo:font-weight="normal" officeooo:rsid="00152fa2" officeooo:paragraph-rsid="00152fa2" style:font-weight-asian="normal" style:font-weight-complex="normal"/>
    </style:style>
    <style:style style:name="P6" style:family="paragraph" style:parent-style-name="Standard">
      <style:paragraph-properties fo:text-align="start" style:justify-single-word="false"/>
      <style:text-properties fo:font-size="12pt" fo:font-weight="normal" officeooo:rsid="00152fa2" officeooo:paragraph-rsid="00152fa2" style:font-weight-asian="normal" style:font-weight-complex="normal"/>
    </style:style>
    <style:style style:name="P7" style:family="paragraph" style:parent-style-name="Standard" style:list-style-name="L3">
      <style:paragraph-properties fo:text-align="start" style:justify-single-word="false"/>
      <style:text-properties fo:font-size="10pt" fo:font-weight="normal" officeooo:rsid="00154d6c" officeooo:paragraph-rsid="00154d6c" style:font-weight-asian="normal" style:font-weight-complex="normal"/>
    </style:style>
    <style:style style:name="P8" style:family="paragraph" style:parent-style-name="Standard">
      <style:paragraph-properties fo:text-align="start" style:justify-single-word="false"/>
      <style:text-properties fo:font-size="10pt" fo:font-weight="normal" officeooo:rsid="00154d6c" officeooo:paragraph-rsid="00154d6c" style:font-weight-asian="normal" style:font-weight-complex="normal"/>
    </style:style>
    <style:style style:name="P9" style:family="paragraph" style:parent-style-name="Standard" style:list-style-name="L4">
      <style:paragraph-properties fo:text-align="start" style:justify-single-word="false"/>
      <style:text-properties fo:font-size="10pt" fo:font-weight="normal" officeooo:rsid="0015a445" officeooo:paragraph-rsid="0015a445" style:font-weight-asian="normal" style:font-weight-complex="normal"/>
    </style:style>
    <style:style style:name="P10" style:family="paragraph" style:parent-style-name="Standard" style:list-style-name="L3">
      <style:paragraph-properties fo:text-align="start" style:justify-single-word="false"/>
      <style:text-properties fo:font-size="10pt" fo:font-weight="normal" officeooo:rsid="0015a445" officeooo:paragraph-rsid="0015a445" style:font-weight-asian="normal" style:font-weight-complex="normal"/>
    </style:style>
    <style:style style:name="P11" style:family="paragraph" style:parent-style-name="Standard" style:list-style-name="L4">
      <style:paragraph-properties fo:text-align="start" style:justify-single-word="false"/>
      <style:text-properties officeooo:paragraph-rsid="0015a445"/>
    </style:style>
    <style:style style:name="T1" style:family="text">
      <style:text-properties fo:font-size="10pt" fo:font-weight="normal" officeooo:rsid="0015a44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Structures</text:p>
      <text:p text:style-name="P2"/>
      <text:p text:style-name="P2">Definition</text:p>
      <text:list xml:id="list3364555512" text:style-name="L2">
        <text:list-item>
          <text:p text:style-name="P5">A data structure is a data organization, management, and storage format that enables efficient modification and access. It is a collection of data and the relationships among them.</text:p>
        </text:list-item>
      </text:list>
      <text:p text:style-name="P6"/>
      <text:p text:style-name="P3">Stack</text:p>
      <text:list xml:id="list2185544017" text:style-name="L3">
        <text:list-item>
          <text:p text:style-name="P7">A stack is a data structure that follows the LIFO (last-in first-out) structure. Elements have no index and can only be accessed from the top by either pushing or popping elements into the structure. The elements are sorted by insertion order, by the order it was pushed into the stack.</text:p>
        </text:list-item>
        <text:list-item>
          <text:p text:style-name="P10">Example of stack:</text:p>
          <text:list>
            <text:list-item>
              <text:p text:style-name="P7">Think of a book stack, can only get/add from the top.</text:p>
            </text:list-item>
            <text:list-item>
              <text:p text:style-name="P7">The undo button in programs.</text:p>
            </text:list-item>
          </text:list>
        </text:list-item>
      </text:list>
      <text:p text:style-name="P8"/>
      <text:p text:style-name="P4">Queue</text:p>
      <text:list xml:id="list3417227757" text:style-name="L4">
        <text:list-item>
          <text:p text:style-name="P11"><text:span text:style-name="T1">A queue is a data structure that follows the FIFO (first-in first-out) structure. Elements that are added first will be dealt with first. The only element that can be accessed is the front. Elements can only be added to the back.</text:span></text:p>
          <text:list>
            <text:list-item>
              <text:p text:style-name="P9">Enqueue: add to the back.</text:p>
            </text:list-item>
            <text:list-item>
              <text:p text:style-name="P9">Dequeue: remove from the front.</text:p>
            </text:list-item>
          </text:list>
        </text:list-item>
        <text:list-item>
          <text:p text:style-name="P9">Example of queue:</text:p>
          <text:list>
            <text:list-item>
              <text:p text:style-name="P9">Think of a ticket system in a deli. Every new customer pulls a ticket and only gets service everyone before them finishes. The customer that gets service will be the customer that waited for the longest in the queue.</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1" meta:paragraph-count="14" meta:word-count="205" meta:character-count="1127" meta:non-whitespace-character-count="946"/>
  </office:meta>
</office:document-meta>
</file>